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Roboto" svg:font-family="Roboto"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0" style:family="paragraph">
      <style:paragraph-properties fo:break-before="page"/>
    </style:style>
    <style:style style:name="T2" style:parent-style-name="DefaultParagraphFont" style:family="text">
      <style:text-properties style:font-name="Cambria" fo:font-size="12pt" style:font-size-asian="12pt" style:font-size-complex="12pt"/>
    </style:style>
    <style:style style:name="T3" style:parent-style-name="DefaultParagraphFont" style:family="text">
      <style:text-properties style:font-name="Cambria" fo:font-size="12pt" style:font-size-asian="12pt" style:font-size-complex="12pt"/>
    </style:style>
    <style:style style:name="T4" style:parent-style-name="DefaultParagraphFont" style:family="text">
      <style:text-properties style:font-name="Cambria" fo:font-size="12pt" style:font-size-asian="12pt" style:font-size-complex="12pt"/>
    </style:style>
    <style:style style:name="T5" style:parent-style-name="DefaultParagraphFont" style:family="text">
      <style:text-properties style:font-name="Cambria" fo:font-size="12pt" style:font-size-asian="12pt" style:font-size-complex="12pt" fo:background-color="#FFFFFF"/>
    </style:style>
    <style:style style:name="T6" style:parent-style-name="DefaultParagraphFont" style:family="text">
      <style:text-properties style:font-name="Cambria" fo:font-size="12pt" style:font-size-asian="12pt" style:font-size-complex="12pt" fo:background-color="#FFFFFF"/>
    </style:style>
    <style:style style:name="T7" style:parent-style-name="DefaultParagraphFont" style:family="text">
      <style:text-properties style:font-name="Cambria" fo:font-size="12pt" style:font-size-asian="12pt" style:font-size-complex="12pt" fo:background-color="#FFFFFF"/>
    </style:style>
    <style:style style:name="T8" style:parent-style-name="DefaultParagraphFont" style:family="text">
      <style:text-properties style:font-name="Cambria" fo:font-size="12pt" style:font-size-asian="12pt" style:font-size-complex="12pt" fo:background-color="#FFFFFF"/>
    </style:style>
    <style:style style:name="T9" style:parent-style-name="DefaultParagraphFont" style:family="text">
      <style:text-properties style:font-name="Cambria" fo:font-size="12pt" style:font-size-asian="12pt" style:font-size-complex="12pt" fo:background-color="#FFFFFF"/>
    </style:style>
    <style:style style:name="T10" style:parent-style-name="DefaultParagraphFont" style:family="text">
      <style:text-properties style:font-name="Cambria" fo:font-size="12pt" style:font-size-asian="12pt" style:font-size-complex="12pt" fo:background-color="#FFFFFF"/>
    </style:style>
    <style:style style:name="T11" style:parent-style-name="DefaultParagraphFont" style:family="text">
      <style:text-properties style:font-name="Cambria" fo:font-size="12pt" style:font-size-asian="12pt" style:font-size-complex="12pt" fo:background-color="#FFFFFF"/>
    </style:style>
    <style:style style:name="P12" style:parent-style-name="NoSpacing" style:family="paragraph">
      <style:text-properties style:font-name="Cambria" fo:font-size="12pt" style:font-size-asian="12pt" style:font-size-complex="12pt" fo:background-color="#FFFFFF"/>
    </style:style>
    <style:style style:name="P13" style:parent-style-name="Normal" style:family="paragraph">
      <style:text-properties style:font-name="Cambria" fo:font-size="12pt" style:font-size-asian="12pt" style:font-size-complex="12pt"/>
    </style:style>
    <style:style style:name="P14" style:parent-style-name="NoSpacing" style:list-style-name="LFO1" style:family="paragraph"/>
    <style:style style:name="T15" style:parent-style-name="DefaultParagraphFont" style:family="text">
      <style:text-properties style:font-name="Cambria" fo:font-size="12pt" style:font-size-asian="12pt" style:font-size-complex="12pt"/>
    </style:style>
    <style:style style:name="T16" style:parent-style-name="DefaultParagraphFont" style:family="text">
      <style:text-properties style:font-name="Cambria" fo:font-size="12pt" style:font-size-asian="12pt" style:font-size-complex="12pt"/>
    </style:style>
    <style:style style:name="T17" style:parent-style-name="DefaultParagraphFont" style:family="text">
      <style:text-properties style:font-name="Cambria" fo:font-size="12pt" style:font-size-asian="12pt" style:font-size-complex="12pt"/>
    </style:style>
    <style:style style:name="P18" style:parent-style-name="NoSpacing" style:list-style-name="LFO1" style:family="paragraph">
      <style:text-properties style:font-name="Cambria" fo:font-size="12pt" style:font-size-asian="12pt" style:font-size-complex="12pt"/>
    </style:style>
    <style:style style:name="P19" style:parent-style-name="ListParagraph" style:list-style-name="LFO1" style:family="paragraph">
      <style:text-properties style:font-name="Cambria" fo:font-size="12pt" style:font-size-asian="12pt" style:font-size-complex="12pt"/>
    </style:style>
    <style:style style:name="T20" style:parent-style-name="DefaultParagraphFont" style:family="text">
      <style:text-properties style:font-name="Cambria" fo:font-size="12pt" style:font-size-asian="12pt" style:font-size-complex="12pt"/>
    </style:style>
    <style:style style:name="T21" style:parent-style-name="DefaultParagraphFont" style:family="text">
      <style:text-properties style:font-name="Cambria" fo:font-size="12pt" style:font-size-asian="12pt" style:font-size-complex="12pt"/>
    </style:style>
    <style:style style:name="T22" style:parent-style-name="DefaultParagraphFont" style:family="text">
      <style:text-properties style:font-name="Cambria" fo:font-size="12pt" style:font-size-asian="12pt" style:font-size-complex="12pt"/>
    </style:style>
    <style:style style:name="T23" style:parent-style-name="DefaultParagraphFont" style:family="text">
      <style:text-properties style:font-name="Cambria" fo:font-size="12pt" style:font-size-asian="12pt" style:font-size-complex="12pt"/>
    </style:style>
    <style:style style:name="T24" style:parent-style-name="DefaultParagraphFont" style:family="text">
      <style:text-properties style:font-name="Cambria" fo:font-size="12pt" style:font-size-asian="12pt" style:font-size-complex="12pt"/>
    </style:style>
    <style:style style:name="T25" style:parent-style-name="DefaultParagraphFont" style:family="text">
      <style:text-properties style:font-name="Cambria"/>
    </style:style>
    <style:style style:name="T26" style:parent-style-name="DefaultParagraphFont" style:family="text">
      <style:text-properties style:font-name="Cambria"/>
    </style:style>
    <style:style style:name="T27" style:parent-style-name="DefaultParagraphFont" style:family="text">
      <style:text-properties style:font-name="Cambria"/>
    </style:style>
    <style:style style:name="T28" style:parent-style-name="DefaultParagraphFont" style:family="text">
      <style:text-properties style:font-name="Roboto" fo:font-size="10pt" style:font-size-asian="10pt" style:font-size-complex="10pt"/>
    </style:style>
    <style:style style:name="T29" style:parent-style-name="Strong" style:family="text">
      <style:text-properties style:font-name="Roboto" fo:font-size="10pt" style:font-size-asian="10pt" style:font-size-complex="10pt"/>
    </style:style>
    <style:style style:name="T30" style:parent-style-name="DefaultParagraphFont" style:family="text">
      <style:text-properties style:font-name="Roboto" fo:font-size="10pt" style:font-size-asian="10pt" style:font-size-complex="10pt"/>
    </style:style>
    <style:style style:name="T31" style:parent-style-name="DefaultParagraphFont" style:family="text">
      <style:text-properties style:font-name="Roboto" fo:font-size="10pt" style:font-size-asian="10pt" style:font-size-complex="10pt"/>
    </style:style>
  </office:automatic-styles>
  <office:body>
    <office:text text:use-soft-page-breaks="true">
      <text:p text:style-name="P1"><text:span text:style-name="T2">Akshita:<text:s/></text:span><text:span text:style-name="T3"><text:s/>what do you think this picture <text:s/>illustrates?</text:span><text:span text:style-name="T4"><text:s/>Have you ever wondered how harmful junk food can be?<text:s/></text:span><text:span text:style-name="T5">Consuming ultra-processed food, commonly known as junk food, has been associated with a higher risk of more than 30 different adverse mental, physical and long-term<text:s/></text:span><text:span text:style-name="T6">health outcomes.<text:s/></text:span><text:span text:style-name="T7"><text:line-break/></text:span><text:span text:style-name="T8"><text:line-break/></text:span><text:span text:style-name="T9">Grishma: In this PPT, We will be talking about the different types of Hidden dangers associated with over consuming Junk food.</text:span><text:span text:style-name="T10"><text:line-break/></text:span><text:span text:style-name="T11"><text:s text:c="2"/></text:span></text:p>
      <text:p text:style-name="P12">Riham : Consumption of junk foods that are high in fat and sugar content with low nutrition value are associated with poorer health consequences.<text:s/><text:line-break/><text:line-break/>What do you think make's you crave for junk food?<text:line-break/>Its depends actually for some its Brain pleasure, for others Habit or even sleep deprivation can lead to this.<text:s/><text:line-break/></text:p>
      <text:p text:style-name="P13">Riham: Digestive health is also influenced by junk food. The excessive intake of junk food disturbs the balance of beneficial bacteria in the gut, leading to intestinal issues such as bloating, or constipation. High-fat, greasy foods and slow digestion, making nutrient absorption difficult and causing deficiencies as well as inflammation in gut over stime. <text:s/><text:line-break/><text:line-break/>Grishma : Long-term junk food consumption leads to heart issues. Saturated and trans fats increase bad cholesterol. This causes plaque buildup in arteries. High sodium levels also raise blood pressure increasing heart attack and stroke risks.<text:line-break/><text:line-break/>AKSHITA : Some of the long term consequences of junk food are<text:s/></text:p>
      <text:list text:style-name="LFO1" text:continue-numbering="true">
        <text:list-item>
          <text:p text:style-name="P14"><text:span text:style-name="T15">Obesity: Excess</text:span><text:span text:style-name="T16">ive</text:span><text:span text:style-name="T17"><text:s/>weight Gain</text:span></text:p>
        </text:list-item>
        <text:list-item>
          <text:p text:style-name="P18">Type-2-Diabetes: It's a condition where the body becomes resistant to insulin, causing high blood sugar levels and further<text:s/>Problem.</text:p>
        </text:list-item>
        <text:list-item>
          <text:p text:style-name="P19">Heart Diseases: Higher Cholesterol <text:s/>leads <text:s/>to heart problems.</text:p>
        </text:list-item>
      </text:list>
      <text:p text:style-name="Normal"><text:span text:style-name="T20">Riham:<text:s/></text:span><text:span text:style-name="T21"><text:s/>brain function gets disturbed</text:span><text:span text:style-name="T22"><text:s/>due to high intake of junk food<text:s/></text:span><text:span text:style-name="T23"><text:s/>further leading to decrease in thinking ability</text:span><text:span text:style-name="T24"><text:s/>and <text:s/>memory loss,</text:span><text:span text:style-name="T25"><text:s/>additionally <text:s/>causing</text:span><text:span text:style-name="T26"><text:s/>depression and anxiety risks<text:s/></text:span><text:span text:style-name="T27">.</text:span></text:p>
      <text:p text:style-name="Normal">Grishma:<text:s/>now you must be thinking that what steps should we take to prevent the high intake of junk food. Majorly the first thing we should start with is to switch to balanced diet, read nutrition values before buying our food products and be mindful while eating.</text:p>
      <text:p text:style-name="Normal"><text:s/>Riham:<text:s/>so how to switch to balanced diet and what is balanced diet<text:s/>.<text:s/><text:span text:style-name="T28">A balanced diet is a diet that contains </text:span><text:span text:style-name="T29">adequate amounts of all the necessary nutrients recommended for healthy growth and for efficient daily activities and functions</text:span><text:span text:style-name="T30">. It comprises foods from five groups, including vegetables, protein, and whole grains, and can help manage weight and reduce the risk of disease. balanced diet features foods from the following core elements: proteins, fruits, vegetables</text:span><text:span text:style-name="T31">. It has a lot 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Roboto" svg:font-family="Roboto"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fo:line-height="100%"/>
      <style:text-properties fo:hyphenate="false"/>
    </style:style>
    <style:style style:name="NormalWeb" style:display-name="Normal (Web)" style:family="paragraph" style:parent-style-name="Normal">
      <style:text-properties style:font-name="Times New Roman"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abuser3</meta:initial-creator>
    <dc:creator>labuser3</dc:creator>
    <meta:creation-date>2025-02-24T08:22:00Z</meta:creation-date>
    <dc:date>2025-02-25T08:49:00Z</dc:date>
    <meta:template xlink:href="Normal" xlink:type="simple"/>
    <meta:editing-cycles>13</meta:editing-cycles>
    <meta:editing-duration>PT6480S</meta:editing-duration>
    <meta:document-statistic meta:page-count="1" meta:paragraph-count="5" meta:word-count="384" meta:character-count="2569" meta:row-count="18" meta:non-whitespace-character-count="2190"/>
  </office:meta>
</office:document-meta>
</file>